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6600000077662DA157599EFF9A.jpg" manifest:media-type="image/jpeg"/>
  <manifest:file-entry manifest:full-path="Pictures/1000000000000516000004711266F6B244C61B12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4.424cm" style:rel-column-width="14495*"/>
    </style:style>
    <style:style style:name="Tabella1.B" style:family="table-column">
      <style:table-column-properties style:column-width="0.577cm" style:rel-column-width="1888*"/>
    </style:style>
    <style:style style:name="Tabella1.C" style:family="table-column">
      <style:table-column-properties style:column-width="4.616cm" style:rel-column-width="15127*"/>
    </style:style>
    <style:style style:name="Tabella1.D" style:family="table-column">
      <style:table-column-properties style:column-width="0.383cm" style:rel-column-width="1257*"/>
    </style:style>
    <style:style style:name="Tabella1.E" style:family="table-column">
      <style:table-column-properties style:column-width="4.999cm" style:rel-column-width="16383*"/>
    </style:style>
    <style:style style:name="Tabella1.F" style:family="table-column">
      <style:table-column-properties style:column-width="5.001cm" style:rel-column-width="16385*"/>
    </style:style>
    <style:style style:name="Tabella1.A1" style:family="table-cell">
      <style:table-cell-properties fo:background-color="#eeeeee" fo:padding="0.097cm" fo:border="0.05pt solid #000000">
        <style:background-image/>
      </style:table-cell-properties>
    </style:style>
    <style:style style:name="Tabella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1.9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1cm"/>
    </style:style>
    <style:style style:name="Tabella1.A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8" style:family="table-row">
      <style:table-row-properties style:min-row-height="1.005cm"/>
    </style:style>
    <style:style style:name="Tabella1.A8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9" style:family="table-cell">
      <style:table-cell-properties fo:background-color="#ffffff" fo:padding="0.097cm" fo:border="0.05pt solid #000000">
        <style:background-image/>
      </style:table-cell-properties>
    </style:style>
    <style:style style:name="Tabella1.10" style:family="table-row">
      <style:table-row-properties style:min-row-height="0.011cm"/>
    </style:style>
    <style:style style:name="Tabella1.A10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6" style:family="table-row">
      <style:table-row-properties style:min-row-height="2cm"/>
    </style:style>
    <style:style style:name="Tabella1.A1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F17" style:family="table-cell">
      <style:table-cell-properties style:vertical-align="middle" fo:background-color="#ffffff" fo:padding="0.097cm" fo:border="0.05pt solid #000000">
        <style:background-image/>
      </style:table-cell-properties>
    </style:style>
    <style:style style:name="Tabella1.18" style:family="table-row">
      <style:table-row-properties style:min-row-height="1.069cm"/>
    </style:style>
    <style:style style:name="Tabella1.A18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83a3f9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Ubuntu Light" fo:font-size="10pt" fo:font-weight="normal" officeooo:paragraph-rsid="00817726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d7ca5b" style:font-name-asian="SimSun" style:font-size-asian="10pt" style:font-weight-asian="bold" style:font-name-complex="Tahoma" style:font-size-complex="10pt" style:font-weight-complex="bold"/>
    </style:style>
    <style:style style:name="P12" style:family="paragraph" style:parent-style-name="Table_20_Contents">
      <loext:graphic-properties draw:fill="solid" draw:fill-color="#ffffff" draw:opacity="100%"/>
      <style:paragraph-properties fo:text-align="start" style:justify-single-word="false" fo:background-color="#ffffff"/>
      <style:text-properties fo:color="#ff3333" style:font-name="Ubuntu Light" fo:font-size="10pt" fo:font-weight="bold" officeooo:rsid="007b372c" officeooo:paragraph-rsid="0096d243" style:font-name-asian="SimSun" style:font-size-asian="10pt" style:font-weight-asian="bold" style:font-name-complex="Tahoma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normal" officeooo:rsid="008c8a50" officeooo:paragraph-rsid="00cc06a7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normal" officeooo:rsid="008c8a50" officeooo:paragraph-rsid="00d535aa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ff3333" style:font-name="Ubuntu Light" fo:font-size="10pt" fo:font-style="normal" style:text-underline-style="none" fo:font-weight="bold" officeooo:rsid="007b372c" officeooo:paragraph-rsid="00d3d4a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ff3333" style:font-name="Ubuntu Light" fo:font-size="8pt" fo:font-style="normal" style:text-underline-style="none" fo:font-weight="normal" officeooo:rsid="008c8a50" officeooo:paragraph-rsid="00d7ca5b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color="#ff3333" style:font-name="Ubuntu Light" fo:font-size="11pt" fo:font-weight="bold" officeooo:rsid="00793f3e" officeooo:paragraph-rsid="00793f3e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fo:color="#ff3333" style:font-name="Ubuntu Light" fo:font-size="11pt" fo:font-style="normal" style:text-underline-style="none" fo:font-weight="bold" officeooo:rsid="00c24aaa" officeooo:paragraph-rsid="00c7e2a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text-properties fo:color="#ff3333" style:font-name="Ubuntu light" fo:font-weight="bold" officeooo:rsid="00d881c0" officeooo:paragraph-rsid="00d881c0" style:font-name-asian="SimSun" style:font-size-asian="11pt" style:font-weight-asian="bold" style:font-name-complex="Tahoma" style:font-size-complex="11pt" style:font-weight-complex="bold"/>
    </style:style>
    <style:style style:name="P20" style:family="paragraph" style:parent-style-name="Table_20_Contents">
      <style:text-properties fo:color="#ff3333"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21" style:family="paragraph" style:parent-style-name="Table_20_Contents">
      <style:text-properties fo:color="#ff3333"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22" style:family="paragraph" style:parent-style-name="Table_20_Contents">
      <style:text-properties fo:color="#ff3333" style:font-name="UBUNTU LIGHT" fo:font-size="10pt" fo:font-weight="bold" officeooo:rsid="0087d49b" officeooo:paragraph-rsid="00d535aa" style:font-name-asian="SimSun" style:font-size-asian="10pt" style:font-weight-asian="bold" style:font-name-complex="Tahoma" style:font-size-complex="10pt" style:font-weight-complex="bold"/>
    </style:style>
    <style:style style:name="P23" style:family="paragraph" style:parent-style-name="Table_20_Contents">
      <style:text-properties style:font-name-asian="SimSun" style:font-size-asian="11pt" style:font-name-complex="Tahoma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793f3e" officeooo:paragraph-rsid="007fabf2" style:font-size-asian="15pt" style:font-weight-asian="bold" style:font-size-complex="15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793f3e" officeooo:paragraph-rsid="00793f3e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27" style:family="paragraph" style:parent-style-name="Table_20_Contents">
      <style:text-properties style:font-name="Ubuntu Light2" fo:font-weight="bold" officeooo:rsid="00876b99" officeooo:paragraph-rsid="00876b99" style:font-weight-asian="bold" style:font-weight-complex="bold"/>
    </style:style>
    <style:style style:name="P28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29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30" style:family="paragraph" style:parent-style-name="Table_20_Contents">
      <style:text-properties style:font-name="Ubuntu light" fo:font-size="10pt" fo:font-weight="bold" officeooo:rsid="0087d49b" officeooo:paragraph-rsid="00c78c17" style:font-name-asian="SimSun" style:font-size-asian="10pt" style:font-weight-asian="bold" style:font-name-complex="Tahoma" style:font-size-complex="10pt" style:font-weight-complex="bold"/>
    </style:style>
    <style:style style:name="P31" style:family="paragraph" style:parent-style-name="Standard">
      <style:paragraph-properties fo:text-align="center" style:justify-single-word="false"/>
      <style:text-properties officeooo:paragraph-rsid="00d881c0"/>
    </style:style>
    <style:style style:name="P32" style:family="paragraph" style:parent-style-name="Standard">
      <style:text-properties officeooo:paragraph-rsid="00c78c17"/>
    </style:style>
    <style:style style:name="P33" style:family="paragraph" style:parent-style-name="Frame_20_contents">
      <style:paragraph-properties fo:text-align="center" style:justify-single-word="false"/>
      <style:text-properties officeooo:rsid="00d7ca5b" officeooo:paragraph-rsid="00d7ca5b"/>
    </style:style>
    <style:style style:name="P3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padding="0cm" fo:border="none" style:shadow="none" text:number-lines="false" text:line-number="0" style:vertical-align="middl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5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fo:color="#000000" style:font-name="Ubuntu Light" fo:font-size="10pt" fo:font-style="normal" style:text-underline-style="none" fo:font-weight="bold" officeooo:rsid="007b372c" officeooo:paragraph-rsid="00c7e2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fo:color="#000000" style:font-name="Ubuntu Light" fo:font-size="10pt" fo:font-style="normal" style:text-underline-style="none" fo:font-weight="normal" officeooo:rsid="00c90188" officeooo:paragraph-rsid="00cd0c9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fo:color="#000000" style:font-name="Ubuntu Light" fo:font-size="10pt" fo:font-style="normal" style:text-underline-style="none" fo:font-weight="normal" officeooo:rsid="008c8a50" officeooo:paragraph-rsid="00d535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rsid="00793f3e" officeooo:paragraph-rsid="0098668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3333" style:font-name="Ubuntu Light" fo:font-size="11pt" fo:font-style="normal" style:text-underline-style="none" fo:font-weight="bold" officeooo:rsid="007b372c" officeooo:paragraph-rsid="0095962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3333" style:font-name="Ubuntu Light" fo:font-size="11pt" fo:font-style="normal" style:text-underline-style="none" fo:font-weight="bold" officeooo:rsid="00c24aaa" officeooo:paragraph-rsid="00c7e2a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reak-before="auto" fo:break-after="auto" style:shadow="none"/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ff3333" style:font-name="Ubuntu Light" fo:font-size="10pt" fo:font-style="normal" style:text-underline-style="none" fo:font-weight="normal" officeooo:rsid="008c8a50" officeooo:paragraph-rsid="0028450b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>
        <style:tab-stops/>
      </style:paragraph-properties>
      <style:text-properties fo:color="#000000" style:font-name="Ubuntu Light" fo:font-size="10pt" fo:font-style="normal" style:text-underline-style="none" fo:font-weight="normal" officeooo:rsid="00c90188" officeooo:paragraph-rsid="00d535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c78c1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ccda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4pt" style:font-size-asian="14pt" style:font-size-complex="14pt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style:font-name="Ubuntu Light1" fo:font-size="14pt" style:font-size-asian="14pt" style:font-size-complex="14pt"/>
    </style:style>
    <style:style style:name="T5" style:family="text">
      <style:text-properties style:font-name="Ubuntu Light1" fo:font-size="14pt" officeooo:rsid="007b372c" style:font-size-asian="14pt" style:font-size-complex="14pt"/>
    </style:style>
    <style:style style:name="T6" style:family="text">
      <style:text-properties style:font-name="Ubuntu Light1" fo:font-size="16.5pt" officeooo:rsid="007b372c" style:font-size-asian="16.5pt" style:font-size-complex="16.5pt"/>
    </style:style>
    <style:style style:name="T7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8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T9" style:family="text">
      <style:text-properties style:font-name="Ubuntu Light1" fo:font-size="15pt" fo:font-weight="normal" officeooo:rsid="00e59e91" style:font-size-asian="15pt" style:font-weight-asian="normal" style:font-size-complex="15pt" style:font-weight-complex="normal"/>
    </style:style>
    <style:style style:name="T10" style:family="text">
      <style:text-properties fo:color="#ff3333" style:font-name="Ubuntu Light" fo:font-size="14pt" officeooo:rsid="007b372c" style:font-size-asian="14pt" style:font-size-complex="14pt"/>
    </style:style>
    <style:style style:name="T11" style:family="text">
      <style:text-properties fo:color="#ff3333" fo:font-size="16.5pt" officeooo:rsid="007b372c" style:font-size-asian="16.5pt" style:font-size-complex="16.5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5pt" fo:font-weight="normal" style:font-size-asian="15pt" style:font-weight-asian="normal" style:font-size-complex="15pt" style:font-weight-complex="normal"/>
    </style:style>
    <style:style style:name="T14" style:family="text">
      <style:text-properties officeooo:rsid="009d4e02"/>
    </style:style>
    <style:style style:name="T15" style:family="text">
      <style:text-properties officeooo:rsid="00c73c2e"/>
    </style:style>
    <style:style style:name="T16" style:family="text">
      <style:text-properties officeooo:rsid="00c7e2aa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Ubuntu Light2" fo:font-weight="bold" style:font-weight-asian="bold" style:font-weight-complex="bold"/>
    </style:style>
    <style:style style:name="T19" style:family="text">
      <style:text-properties style:font-name="Ubuntu Light2" fo:font-weight="bold" officeooo:rsid="00cf3998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shadow="none" draw:shadow-opacity="100%" loext:rel-width-rel="paragraph" loext:rel-height-rel="paragraph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>
          <table:table-cell table:style-name="Tabella1.A1" table:number-columns-spanned="6" office:value-type="string">
            <text:p text:style-name="P24">NON CONFORMITA' <text:span text:style-name="T11"><text:placeholder text:placeholder-type="text">&lt;'INTERNA' if o.mode == 'internal'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25">N°</text:p>
          </table:table-cell>
          <table:table-cell table:style-name="Tabella1.A2" table:number-columns-spanned="2" office:value-type="string">
            <text:p text:style-name="P26">Data</text:p>
          </table:table-cell>
          <table:covered-table-cell/>
          <table:table-cell table:style-name="Tabella1.D2" table:number-columns-spanned="3" office:value-type="string">
            <text:p text:style-name="P27">Commento or<text:span text:style-name="T15">i</text:span>gine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7"><text:placeholder text:placeholder-type="text">&lt;o.ref&gt;</text:placeholder></text:p>
          </table:table-cell>
          <table:table-cell table:style-name="Tabella1.B3" table:number-columns-spanned="2" office:value-type="string">
            <text:p text:style-name="P8"><text:placeholder text:placeholder-type="text">&lt;formatLang(o.insert_date, date=True)&gt;</text:placeholder></text:p>
          </table:table-cell>
          <table:covered-table-cell/>
          <table:table-cell table:style-name="Tabella1.D3" table:number-columns-spanned="3" office:value-type="string">
            <text:p text:style-name="P9"><text:placeholder text:placeholder-type="text">&lt;o.origin_other or ''&gt;</text:placeholder></text:p>
          </table:table-cell>
          <table:covered-table-cell/>
          <table:covered-table-cell/>
        </table:table-row>
        <table:table-row>
          <table:table-cell table:style-name="Tabella1.D2" table:number-columns-spanned="6" office:value-type="string">
            <text:p text:style-name="P17">DESCRIZIONE DELLA NON CONFO<text:span text:style-name="T14">R</text:span>MITA'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6" office:value-type="string">
            <text:p text:style-name="P10"><text:placeholder text:placeholder-type="text">&lt;o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D2" table:number-columns-spanned="6" office:value-type="string">
            <text:p text:style-name="P39"><text:placeholder text:placeholder-type="text">&lt;"TRATTAMENTO NON CONFORMITA'" if o.mode == "internal" else "RICHIESTA TRATTAMENTO DELLA NON CONFORMITA' / AZIONE CORRETTIVA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6" office:value-type="string">
            <text:p text:style-name="P38"><text:placeholder text:placeholder-type="text">&lt;o.treatment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6" office:value-type="string">
            <text:p text:style-name="P12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columns-spanned="2" office:value-type="string">
            <text:p text:style-name="P20">Firma RAQ</text:p>
          </table:table-cell>
          <table:covered-table-cell/>
          <table:table-cell table:style-name="Tabella1.A9" table:number-columns-spanned="2" office:value-type="string">
            <text:p text:style-name="P29"/>
          </table:table-cell>
          <table:covered-table-cell/>
          <table:table-cell table:style-name="Tabella1.A9" office:value-type="string">
            <text:p text:style-name="P21">Firma RDQ</text:p>
          </table:table-cell>
          <table:table-cell table:style-name="Tabella1.F9" office:value-type="string">
            <text:p text:style-name="P28"/>
          </table:table-cell>
        </table:table-row>
        <table:table-row table:style-name="Tabella1.10">
          <table:table-cell table:style-name="Tabella1.A10" table:number-columns-spanned="6" office:value-type="string">
            <text:p text:style-name="P40"><text:span text:style-name="T16">AZIONE </text:span><text:span text:style-name="T16"><text:placeholder text:placeholder-type="text">&lt;(get_selection_item(o.action_id, 'type')).upper()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6" office:value-type="string">
            <text:p text:style-name="P35"><text:placeholder text:placeholder-type="text">&lt;('Rif. azione: %s' % o.action_id.ref) if o.action_id else 'Non presente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3" table:number-columns-spanned="6" office:value-type="string">
            <text:p text:style-name="P1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3" table:number-columns-spanned="6" office:value-type="string">
            <text:p text:style-name="P15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D2" table:number-columns-spanned="6" office:value-type="string">
            <text:p text:style-name="P18">GIUDIZ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5" table:number-columns-spanned="6" office:value-type="string">
            <text:p text:style-name="P36"><text:span text:style-name="T18">Dat</text:span><text:span text:style-name="T19">a</text:span><text:span text:style-name="T17">:</text:span><text:placeholder text:placeholder-type="text">&lt;o.judgement_da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6" table:number-columns-spanned="6" office:value-type="string">
            <text:p text:style-name="P37"><text:placeholder text:placeholder-type="text">&lt;o.judgement or ""&gt;</text:placeholder></text:p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2" office:value-type="string">
            <text:p text:style-name="P20">Firma RAQ</text:p>
          </table:table-cell>
          <table:covered-table-cell/>
          <table:table-cell table:style-name="Tabella1.A9" table:number-columns-spanned="2" office:value-type="string">
            <text:p text:style-name="P29"/>
          </table:table-cell>
          <table:covered-table-cell/>
          <table:table-cell table:style-name="Tabella1.A9" office:value-type="string">
            <text:p text:style-name="P22">Firma RDQ</text:p>
          </table:table-cell>
          <table:table-cell table:style-name="Tabella1.F17" office:value-type="string">
            <text:p text:style-name="P30"/>
          </table:table-cell>
        </table:table-row>
        <table:table-row table:style-name="Tabella1.18">
          <table:table-cell table:style-name="Tabella1.A18" table:number-columns-spanned="6" office:value-type="string">
            <text:p text:style-name="P1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5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9.932cm" table:align="margins"/>
    </style:style>
    <style:style style:name="Tabella2.A" style:family="table-column">
      <style:table-column-properties style:column-width="6.645cm" style:rel-column-width="21845*"/>
    </style:style>
    <style:style style:name="Tabella2.A1" style:family="table-cell">
      <style:table-cell-properties fo:padding="0.049cm" fo:border="0.05pt solid #000000"/>
    </style:style>
    <style:style style:name="Tabella2.2" style:family="table-row">
      <style:table-row-properties style:min-row-height="1cm"/>
    </style:style>
    <style:style style:name="Tabella2.A2" style:family="table-cell">
      <style:table-cell-properties fo:padding="0.049cm" fo:border-left="0.05pt solid #000000" fo:border-right="none" fo:border-top="0.05pt solid #000000" fo:border-bottom="0.05pt solid #000000"/>
    </style:style>
    <style:style style:name="Tabella2.B2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la2.C2" style:family="table-cell">
      <style:table-cell-properties style:vertical-align="middle" fo:padding="0.049cm" fo:border="0.05pt solid #000000"/>
    </style:style>
    <style:style style:name="Tabella2.A3" style:family="table-cell">
      <style:table-cell-properties fo:padding="0.049cm" fo:border-left="0.05pt solid #000000" fo:border-right="0.05pt solid #000000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M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d7ca5b" style:font-name-asian="SimSun" style:font-size-asian="10pt" style:font-weight-asian="bold" style:font-name-complex="Tahoma" style:font-size-complex="10pt" style:font-weight-complex="bold"/>
    </style:style>
    <style:style style:name="MP8" style:family="paragraph" style:parent-style-name="Table_20_Contents">
      <style:text-properties style:font-name-asian="SimSun" style:font-size-asian="11pt" style:font-name-complex="Tahoma" style:font-size-complex="11pt"/>
    </style:style>
    <style:style style:name="MP9" style:family="paragraph" style:parent-style-name="Table_20_Contents">
      <style:text-properties fo:color="#ff3333" style:font-name="Ubuntu light" fo:font-weight="bold" officeooo:rsid="00d881c0" officeooo:paragraph-rsid="00d881c0" style:font-name-asian="SimSun" style:font-size-asian="11pt" style:font-weight-asian="bold" style:font-name-complex="Tahoma" style:font-size-complex="11pt" style:font-weight-complex="bold"/>
    </style:style>
    <style:style style:name="MP10" style:family="paragraph" style:parent-style-name="Standard">
      <style:paragraph-properties fo:text-align="center" style:justify-single-word="false"/>
      <style:text-properties officeooo:paragraph-rsid="00d881c0"/>
    </style:style>
    <style:style style:name="MP11" style:family="paragraph" style:parent-style-name="Frame_20_contents">
      <style:paragraph-properties fo:text-align="center" style:justify-single-word="false"/>
      <style:text-properties officeooo:rsid="00d7ca5b" officeooo:paragraph-rsid="00d7ca5b"/>
    </style:style>
    <style:style style:name="MP12" style:family="paragraph" style:parent-style-name="Table_20_Contents">
      <style:paragraph-properties fo:text-align="start" style:justify-single-word="false"/>
      <style:text-properties fo:color="#ff3333" style:font-name="Ubuntu Light" fo:font-size="8pt" fo:font-style="normal" style:text-underline-style="none" fo:font-weight="normal" officeooo:rsid="008c8a50" officeooo:paragraph-rsid="00d7ca5b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padding="0cm" fo:border="none" style:shadow="none" text:number-lines="false" text:line-number="0" style:vertical-align="middl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ff3333" style:font-name="Ubuntu Light" fo:font-size="10pt" fo:font-style="normal" style:text-underline-style="none" fo:font-weight="normal" officeooo:rsid="008c8a50" officeooo:paragraph-rsid="0028450b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4pt" style:font-size-asian="14pt" style:font-size-complex="14pt"/>
    </style:style>
    <style:style style:name="MT3" style:family="text">
      <style:text-properties fo:color="#ff0000" fo:font-size="14pt" style:font-size-asian="14pt" style:font-size-complex="14pt"/>
    </style:style>
    <style:style style:name="MT4" style:family="text">
      <style:text-properties style:font-name="Ubuntu Light1" fo:font-size="14pt" style:font-size-asian="14pt" style:font-size-complex="14pt"/>
    </style:style>
    <style:style style:name="MT5" style:family="text">
      <style:text-properties style:font-name="Ubuntu Light1" fo:font-size="14pt" officeooo:rsid="007b372c" style:font-size-asian="14pt" style:font-size-complex="14pt"/>
    </style:style>
    <style:style style:name="MT6" style:family="text">
      <style:text-properties style:font-name="Ubuntu Light1" fo:font-size="16.5pt" officeooo:rsid="007b372c" style:font-size-asian="16.5pt" style:font-size-complex="16.5pt"/>
    </style:style>
    <style:style style:name="MT7" style:family="text">
      <style:text-properties fo:color="#ff3333" style:font-name="Ubuntu Light" fo:font-size="14pt" officeooo:rsid="007b372c" style:font-size-asian="14pt" style:font-size-complex="14pt"/>
    </style:style>
    <style:style style:name="MT8" style:family="text">
      <style:text-properties fo:font-weight="normal" style:font-weight-asian="normal" style:font-weight-complex="normal"/>
    </style:style>
    <style:style style:name="MT9" style:family="text">
      <style:text-properties fo:font-size="15pt" fo:font-weight="normal" style:font-size-asian="15pt" style:font-weight-asian="normal" style:font-size-complex="15pt" style:font-weight-complex="normal"/>
    </style:style>
    <style:style style:name="MT10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11" style:family="text">
      <style:text-properties style:font-name="Ubuntu Light1" fo:font-size="15pt" fo:font-weight="normal" officeooo:rsid="00e59e91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shadow="none" draw:shadow-opacity="100%" loext:rel-width-rel="paragraph" loext:rel-height-rel="paragraph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0.06cm" fo:margin-right="0.007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1"><draw:image xlink:href="Pictures/100000000000016600000077662DA157599EFF9A.jpg" xlink:type="simple" xlink:show="embed" xlink:actuate="onLoad" loext:mime-type="image/jpeg"/></draw:frame><draw:frame draw:style-name="Mfr2" draw:name="immagini2" text:anchor-type="paragraph" svg:x="16.828cm" svg:y="0.032cm" svg:width="2.36cm" svg:height="1.891cm" draw:z-index="5"><draw:image xlink:href="Pictures/1000000000000516000004711266F6B244C61B12.jpg" xlink:type="simple" xlink:show="embed" xlink:actuate="onLoad" loext:mime-type="image/jpeg"/></draw:frame></text:p>
        <text:p text:style-name="MP3"><text:s text:c="8"/><text:span text:style-name="MT1"><text:s text:c="5"/></text:span><text:span text:style-name="MT2">General Food SPA</text:span><text:span text:style-name="MT3"><text:tab/><text:tab/></text:span></text:p>
        <text:p text:style-name="MP4"><text:span text:style-name="MT4"><text:s/>Report: N</text:span><text:span text:style-name="MT5">C</text:span><text:span text:style-name="MT6"> </text:span><text:span text:style-name="MT7"><text:placeholder text:placeholder-type="text">&lt;'INTERNA' if o.mode == 'internal' else 'FORNITORE/SERVIZIO'&gt;</text:placeholder></text:span></text:p>
        <text:p text:style-name="MP5"><text:s text:c="6"/><text:span text:style-name="MT8"><text:s/></text:span><text:span text:style-name="MT9"><text:s text:c="4"/></text:span><text:span text:style-name="MT10">(Ver. 1.0 del </text:span><text:span text:style-name="MT11">22/01/2019</text:span><text:span text:style-name="MT10">)</text:span></text:p>
        <text:p text:style-name="MP6"/>
      </style:header>
      <style:footer>
        <table:table table:name="Tabella2" table:style-name="Tabella2">
          <table:table-column table:style-name="Tabella2.A" table:number-columns-repeated="3"/>
          <table:table-row>
            <table:table-cell table:style-name="Tabella2.A1" table:number-columns-spanned="3" office:value-type="string">
              <text:p text:style-name="MP7"><text:placeholder text:placeholder-type="text">&lt;if test="o.mode == 'supplier'"&gt;</text:placeholder></text:p>
            </table:table-cell>
            <table:covered-table-cell/>
            <table:covered-table-cell/>
          </table:table-row>
          <table:table-row table:style-name="Tabella2.2">
            <table:table-cell table:style-name="Tabella2.A2" office:value-type="string">
              <text:p text:style-name="MP8"/>
            </table:table-cell>
            <table:table-cell table:style-name="Tabella2.B2" office:value-type="string">
              <text:p text:style-name="MP9">Ufficio Qualità</text:p>
            </table:table-cell>
            <table:table-cell table:style-name="Tabella2.C2" office:value-type="string">
              <text:p text:style-name="MP10"><draw:frame draw:style-name="Mfr3" draw:name="image: asimage(o.reference_user_id.signature_image)" text:anchor-type="as-char" svg:y="-0.469cm" svg:width="1.963cm" style:rel-width="30%" svg:height="1.099cm" style:rel-height="100%" draw:z-index="3"><draw:text-box><text:p text:style-name="MP11"/></draw:text-box></draw:frame></text:p>
            </table:table-cell>
          </table:table-row>
          <table:table-row>
            <table:table-cell table:style-name="Tabella2.A3" table:number-columns-spanned="3" office:value-type="string">
              <text:p text:style-name="MP12"><text:placeholder text:placeholder-type="text">&lt;/if&gt;</text:placeholder></text:p>
            </table:table-cell>
            <table:covered-table-cell/>
            <table:covered-table-cell/>
          </table:table-row>
        </table:table>
        <text:p text:style-name="MP13"/>
        <text:p text:style-name="MP1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3-07T10:32:41.596000000</dc:date>
    <meta:editing-duration>P1DT22H27M43S</meta:editing-duration>
    <meta:editing-cycles>583</meta:editing-cycles>
    <meta:generator>LibreOffice/6.0.4.2$Windows_X86_64 LibreOffice_project/9b0d9b32d5dcda91d2f1a96dc04c645c450872bf</meta:generator>
    <meta:document-statistic meta:table-count="2" meta:image-count="2" meta:object-count="0" meta:page-count="2" meta:paragraph-count="31" meta:word-count="104" meta:character-count="824" meta:non-whitespace-character-count="723"/>
    <meta:user-defined meta:name="Info 1"/>
    <meta:user-defined meta:name="Info 2"/>
    <meta:user-defined meta:name="Info 3"/>
    <meta:user-defined meta:name="Info 4"/>
  </office:meta>
</office:document-meta>
</file>